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1" svg:font-family="Chilanka"/>
    <style:font-face style:name="IRRoya1" svg:font-family="IRRoya"/>
    <style:font-face style:name="Latin Modern Math" svg:font-family="'Latin Modern Math'"/>
    <style:font-face style:name="DejaVu Sans2" svg:font-family="'DejaVu Sans'" style:font-family-generic="swiss"/>
    <style:font-face style:name="Chilanka" svg:font-family="Chilanka" style:font-pitch="variable"/>
    <style:font-face style:name="DejaVu Sans1" svg:font-family="'DejaVu Sans'" style:font-pitch="variable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" fo:font-size="16pt" officeooo:rsid="0010b1b9" officeooo:paragraph-rsid="000c9729" style:font-size-asian="16pt" style:font-name-complex="IRRoya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0b1b9" officeooo:paragraph-rsid="00146c76" style:font-size-asian="16pt" style:font-name-complex="IRRoya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3980" officeooo:paragraph-rsid="00173980" style:font-size-asian="16pt" style:font-name-complex="IRRoya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b513" officeooo:paragraph-rsid="0017b513" style:font-size-asian="16pt" style:font-name-complex="IRRoya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8716f" officeooo:paragraph-rsid="0018716f" style:font-size-asian="16pt" style:font-name-complex="IRRoya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98646" officeooo:paragraph-rsid="00198646" style:font-size-asian="16pt" style:font-name-complex="IRRoya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edd88" officeooo:paragraph-rsid="001edd88" style:font-size-asian="16pt" style:font-name-complex="IRRoya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fac5d" officeooo:paragraph-rsid="001fac5d" style:font-size-asian="16pt" style:font-name-complex="IRRoya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17a27" officeooo:paragraph-rsid="00217a27" style:font-size-asian="16pt" style:font-name-complex="IRRoya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35ce0" officeooo:paragraph-rsid="00235ce0" style:font-size-asian="16pt" style:font-name-complex="IRRoya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4cec1" officeooo:paragraph-rsid="0024cec1" style:font-size-asian="16pt" style:font-name-complex="IRRoya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66fda" officeooo:paragraph-rsid="00266fda" style:font-size-asian="16pt" style:font-name-complex="IRRoya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8044b" officeooo:paragraph-rsid="0028044b" style:font-size-asian="16pt" style:font-name-complex="IRRoya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93884" officeooo:paragraph-rsid="00293884" style:font-size-asian="16pt" style:font-name-complex="IRRoya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a2863" officeooo:paragraph-rsid="002a2863" style:font-size-asian="16pt" style:font-name-complex="IRRoya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ae5d8" officeooo:paragraph-rsid="002ae5d8" style:font-size-asian="16pt" style:font-name-complex="IRRoya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b20b9" officeooo:paragraph-rsid="002b20b9" style:font-size-asian="16pt" style:font-name-complex="IRRoya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b85a1" officeooo:paragraph-rsid="002b85a1" style:font-size-asian="16pt" style:font-name-complex="IRRoya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bold" officeooo:rsid="001510c5" officeooo:paragraph-rsid="001510c5" style:font-size-asian="16pt" style:font-weight-asian="bold" style:font-name-complex="IRRoya" style:font-size-complex="16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b20b9" officeooo:paragraph-rsid="002b20b9" style:font-size-asian="16pt" style:font-name-complex="IRRoya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e70e9" officeooo:paragraph-rsid="002e70e9" style:font-size-asian="16pt" style:font-name-complex="IRRoya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edd8f" officeooo:paragraph-rsid="002edd8f" style:font-size-asian="16pt" style:font-name-complex="IRRoya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fcc8f" officeooo:paragraph-rsid="002fcc8f" style:font-size-asian="16pt" style:font-name-complex="IRRoya" style:font-size-complex="16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31c9ed" officeooo:paragraph-rsid="0031c9ed" style:font-size-asian="16pt" style:font-name-complex="IRRoya" style:font-size-complex="16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380ca5" officeooo:paragraph-rsid="00380ca5" style:font-size-asian="16pt" style:font-name-complex="IRRoya" style:font-size-complex="16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3ae822" officeooo:paragraph-rsid="003ae822" style:font-size-asian="16pt" style:font-name-complex="IRRoya" style:font-size-complex="16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b85a1" officeooo:paragraph-rsid="002b85a1" style:font-size-asian="16pt" style:font-style-asian="normal" style:font-name-complex="IRRoya" style:font-size-complex="16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d4299" officeooo:paragraph-rsid="002d4299" style:font-size-asian="16pt" style:font-style-asian="normal" style:font-name-complex="IRRoya" style:font-size-complex="16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d59b5" officeooo:paragraph-rsid="002d59b5" style:font-size-asian="16pt" style:font-style-asian="normal" style:font-name-complex="IRRoya" style:font-size-complex="16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3e1069" officeooo:paragraph-rsid="003e1069" style:font-name-asian="Noto Serif CJK SC" style:font-size-asian="16pt" style:font-weight-asian="normal" style:font-name-complex="IRRoya" style:font-size-complex="16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bold" officeooo:rsid="003ae822" officeooo:paragraph-rsid="003ae822" style:font-size-asian="16pt" style:font-weight-asian="bold" style:font-name-complex="IRRoya" style:font-size-complex="16pt" style:font-style-complex="normal" style:font-weight-complex="bold"/>
    </style:style>
    <style:style style:name="P4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b85a1" officeooo:paragraph-rsid="002b85a1" style:font-size-asian="16pt" style:font-style-asian="normal" style:font-name-complex="IRRoya" style:font-size-complex="16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d4299" officeooo:paragraph-rsid="002d4299" style:font-size-asian="16pt" style:font-style-asian="normal" style:font-name-complex="IRRoya" style:font-size-complex="16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d4299" officeooo:paragraph-rsid="002d59b5" style:font-size-asian="16pt" style:font-style-asian="normal" style:font-name-complex="IRRoya" style:font-size-complex="16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d59b5" officeooo:paragraph-rsid="002d59b5" style:font-size-asian="16pt" style:font-style-asian="normal" style:font-name-complex="IRRoya" style:font-size-complex="16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e70e9" officeooo:paragraph-rsid="002e70e9" style:font-size-asian="16pt" style:font-style-asian="normal" style:font-name-complex="IRRoya" style:font-size-complex="16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1c9ed" officeooo:paragraph-rsid="0031c9ed" style:font-size-asian="16pt" style:font-style-asian="normal" style:font-name-complex="IRRoya" style:font-size-complex="16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e70e9" officeooo:paragraph-rsid="002e70e9" style:font-size-asian="16pt" style:font-name-complex="IRRoya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edd8f" officeooo:paragraph-rsid="002edd8f" style:font-size-asian="16pt" style:font-name-complex="IRRoya" style:font-size-complex="16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f4342" officeooo:paragraph-rsid="002f4342" style:font-size-asian="16pt" style:font-name-complex="IRRoya" style:font-size-complex="16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fcc8f" officeooo:paragraph-rsid="002fcc8f" style:font-size-asian="16pt" style:font-name-complex="IRRoya" style:font-size-complex="16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fcc8f" officeooo:paragraph-rsid="0030b338" style:font-size-asian="16pt" style:font-name-complex="IRRoya" style:font-size-complex="16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0b338" officeooo:paragraph-rsid="0030b338" style:font-size-asian="16pt" style:font-name-complex="IRRoya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1c9ed" officeooo:paragraph-rsid="0031c9ed" style:font-size-asian="16pt" style:font-name-complex="IRRoya" style:font-size-complex="16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353c4" officeooo:paragraph-rsid="003353c4" style:font-size-asian="16pt" style:font-name-complex="IRRoya" style:font-size-complex="16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524b8" officeooo:paragraph-rsid="003524b8" style:font-size-asian="16pt" style:font-name-complex="IRRoya" style:font-size-complex="16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6a49c" officeooo:paragraph-rsid="0036a49c" style:font-size-asian="16pt" style:font-name-complex="IRRoya" style:font-size-complex="16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80ca5" officeooo:paragraph-rsid="00380ca5" style:font-size-asian="16pt" style:font-name-complex="IRRoya" style:font-size-complex="16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99164" officeooo:paragraph-rsid="00399164" style:font-size-asian="16pt" style:font-name-complex="IRRoya" style:font-size-complex="16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ae822" officeooo:paragraph-rsid="003ae822" style:font-size-asian="16pt" style:font-name-complex="IRRoya" style:font-size-complex="16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fcc8f" officeooo:paragraph-rsid="002fcc8f" style:font-size-asian="16pt" style:font-weight-asian="normal" style:font-name-complex="IRRoya" style:font-size-complex="16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b5234" officeooo:paragraph-rsid="003b5234" style:font-size-asian="16pt" style:font-weight-asian="normal" style:font-name-complex="IRRoya" style:font-size-complex="16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cad13" officeooo:paragraph-rsid="003cad13" style:font-size-asian="16pt" style:font-weight-asian="normal" style:font-name-complex="IRRoya" style:font-size-complex="16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dd2a8" officeooo:paragraph-rsid="003dd2a8" style:font-size-asian="16pt" style:font-weight-asian="normal" style:font-name-complex="IRRoya" style:font-size-complex="16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e1069" officeooo:paragraph-rsid="003e1069" style:font-size-asian="16pt" style:font-weight-asian="normal" style:font-name-complex="IRRoya" style:font-size-complex="16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e6b8b" officeooo:paragraph-rsid="003e6b8b" style:font-size-asian="16pt" style:font-weight-asian="normal" style:font-name-complex="IRRoya" style:font-size-complex="16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dd2a8" officeooo:paragraph-rsid="003dd2a8" style:font-name-asian="Noto Serif CJK SC" style:font-size-asian="16pt" style:font-weight-asian="normal" style:font-name-complex="IRRoya" style:font-size-complex="16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e1069" officeooo:paragraph-rsid="003e1069" style:font-name-asian="Noto Serif CJK SC" style:font-size-asian="16pt" style:font-weight-asian="normal" style:font-name-complex="IRRoya" style:font-size-complex="16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bold" officeooo:rsid="002fcc8f" officeooo:paragraph-rsid="002fcc8f" style:font-size-asian="16pt" style:font-weight-asian="bold" style:font-name-complex="IRRoya" style:font-size-complex="16pt" style:font-style-complex="normal" style:font-weight-complex="bold"/>
    </style:style>
    <style:style style:name="P6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41ae64" officeooo:paragraph-rsid="0041ae64" style:font-size-asian="16pt" style:font-weight-asian="normal" style:font-name-complex="IRRoya" style:font-size-complex="16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42c9ac" officeooo:paragraph-rsid="0042c9ac" style:font-size-asian="16pt" style:font-weight-asian="normal" style:font-name-complex="IRRoya" style:font-size-complex="16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42c9ac" officeooo:paragraph-rsid="0042c9ac" style:font-size-asian="16pt" style:font-weight-asian="normal" style:font-name-complex="IRRoya" style:font-size-complex="16pt" style:font-style-complex="normal" style:font-weight-complex="normal"/>
    </style:style>
    <style:style style:name="P71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officeooo:rsid="00293884"/>
    </style:style>
    <style:style style:name="T9" style:family="text">
      <style:text-properties officeooo:rsid="002a2863"/>
    </style:style>
    <style:style style:name="T10" style:family="text">
      <style:text-properties officeooo:rsid="002ae5d8"/>
    </style:style>
    <style:style style:name="T11" style:family="text">
      <style:text-properties officeooo:rsid="002b20b9"/>
    </style:style>
    <style:style style:name="T12" style:family="text">
      <style:text-properties officeooo:rsid="002b85a1"/>
    </style:style>
    <style:style style:name="T13" style:family="text">
      <style:text-properties officeooo:rsid="002d4299"/>
    </style:style>
    <style:style style:name="T14" style:family="text">
      <style:text-properties style:font-name="IRRoya1"/>
    </style:style>
    <style:style style:name="T15" style:family="text">
      <style:text-properties style:font-name="IRRoya1" officeooo:rsid="002d4299"/>
    </style:style>
    <style:style style:name="T16" style:family="text">
      <style:text-properties officeooo:rsid="002d59b5"/>
    </style:style>
    <style:style style:name="T17" style:family="text">
      <style:text-properties style:font-name="Chilanka" officeooo:rsid="002e70e9"/>
    </style:style>
    <style:style style:name="T18" style:family="text">
      <style:text-properties style:font-name="Chilanka1" officeooo:rsid="002e70e9"/>
    </style:style>
    <style:style style:name="T19" style:family="text">
      <style:text-properties officeooo:rsid="002edd8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f4342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weight-asian="normal"/>
    </style:style>
    <style:style style:name="T24" style:family="text">
      <style:text-properties officeooo:rsid="002f4342"/>
    </style:style>
    <style:style style:name="T25" style:family="text">
      <style:text-properties officeooo:rsid="002fcc8f"/>
    </style:style>
    <style:style style:name="T26" style:family="text">
      <style:text-properties officeooo:rsid="0030b338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31c9ed" style:font-style-asian="normal"/>
    </style:style>
    <style:style style:name="T29" style:family="text">
      <style:text-properties officeooo:rsid="003353c4"/>
    </style:style>
    <style:style style:name="T30" style:family="text">
      <style:text-properties officeooo:rsid="003524b8"/>
    </style:style>
    <style:style style:name="T31" style:family="text">
      <style:text-properties officeooo:rsid="0036a49c"/>
    </style:style>
    <style:style style:name="T32" style:family="text">
      <style:text-properties officeooo:rsid="00380ca5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officeooo:rsid="0038c08b"/>
    </style:style>
    <style:style style:name="T36" style:family="text">
      <style:text-properties officeooo:rsid="003ae822"/>
    </style:style>
    <style:style style:name="T37" style:family="text">
      <style:text-properties style:font-name="Latin Modern Math" style:font-name-asian="Latin Modern Math" style:font-name-complex="Latin Modern Math"/>
    </style:style>
    <style:style style:name="T38" style:family="text">
      <style:text-properties style:font-name-asian="Noto Serif CJK SC"/>
    </style:style>
    <style:style style:name="T39" style:family="text">
      <style:text-properties officeooo:rsid="003e1069" style:font-name-asian="Noto Serif CJK SC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21">The Black island</text:p>
      <text:p text:style-name="P23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22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 loext:resolved="false"><dc:creator>Unknown Author</dc:creator><dc:date>2023-02-10T10:51:14.405510470</dc:date><text:p text:style-name="P71"><text:span text:style-name="T40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 loext:resolved="false"><dc:creator>Unknown Author</dc:creator><dc:date>2023-02-10T10:50:32.163847510</dc:date><text:p text:style-name="P71"><text:span text:style-name="T40">حیف</text:span></text:p></office:annotation>Pity<office:annotation-end office:name="__Annotation__90_3705011688"/> they didn’t finish him off while they were about it. --- Look ! !</text:p>
      <text:p text:style-name="P24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25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26">page 5:</text:p>
      <text:p text:style-name="P13">Snowy’s given the game away! - It’s Tintin ! --- Stop! You’re under arrest!</text:p>
      <text:p text:style-name="P13">We’re gaining on him ! - To be precise: we’re …</text:p>
      <text:p text:style-name="P13"><text:soft-page-break/>It’s your own fault. If you’d kept quiet, none of this would have happened.</text:p>
      <text:p text:style-name="P13">Here comes a lorry, going our way. I’ll try to thumb a ride. Lucky for me you’re going right to the docks. I’m trying to catch the cross-channel ferry. Think we’ll make it?</text:p>
      <text:p text:style-name="P13">All right! <text:span text:style-name="T6">Haul off the gangway !</text:span></text:p>
      <text:p text:style-name="P14">So, my friend, we are safely away, Our little plan was a good one. Eh? - <text:span text:style-name="T7">Not bad at all! By the the time Tintin has finished proving his innocence we shall be well clear… --- WHEW!</text:span></text:p>
      <text:p text:style-name="P27">Page 6:</text:p>
      <text:p text:style-name="P15">D<text:span text:style-name="T8">on’t let him see us. We can’t do anything here on the boat.</text:span></text:p>
      <text:p text:style-name="P16">Let’s see. We reach Dover in an hour’s time. A train from there will get me to Littlegate at ten past five. Then I’ll take a taxi to Eastdown from Littlegate stattion.</text:p>
      <text:p text:style-name="P16">LITTLEGATE <text:s/>- WAY OUT</text:p>
      <text:p text:style-name="P16">Can you drive me to Eastdown? - Yes, sir.</text:p>
      <text:p text:style-name="P16">I’m glad to see you, Ivan… No time to explain. Follow that taxi. - Right!</text:p>
      <text:p text:style-name="P16">Did you notice <text:span text:style-name="T9">that car, snowy … how it shot past us?</text:span></text:p>
      <text:p text:style-name="P17">It’s O.K., they’re coming this way … Ready?</text:p>
      <text:p text:style-name="P17">Going to be long, mate ? - I ... don’t know … It’s the brakes … Something wrong … </text:p>
      <text:p text:style-name="P17">Fine! --- Too easy !</text:p>
      <text:p text:style-name="P17"><text:soft-page-break/>Look , Puschov ; our friend Tintin is coming round. - Aha!</text:p>
      <text:p text:style-name="P17">So, you managed to escape from the police. It would have been wiser to stay safely behind bars.</text:p>
      <text:p text:style-name="P17">S<text:span text:style-name="T10">top, Ivan. This will do. - O.K. --- Get out! And don’t try to be clever with me!</text:span></text:p>
      <text:p text:style-name="P18">Don’t think this <text:span text:style-name="T11">joke has gone far enough <text:s/>? <text:s/>What do you want with me ?</text:span></text:p>
      <text:p text:style-name="P19">You needn’t put on an act for us. You know as well as we do. - Undo the rope.</text:p>
      <text:p text:style-name="P19">Good. Now my brilliant friend, you are going to become the world high – diving champion. Jump !</text:p>
      <text:p text:style-name="P28">Page 7:</text:p>
      <text:p text:style-name="P19">Th<text:span text:style-name="T12">ey’re going to muder Tintin ! Help! What can I do?</text:span></text:p>
      <text:p text:style-name="P20">Go on, jump! - To make it look like an accident, I supposo ? --- Be – e – e – e</text:p>
      <text:p text:style-name="P20">Get on with it … Jump! I’ll count three … One ! … --- Two ! ? --- Good old Snowy!</text:p>
      <text:p text:style-name="P35">Page 8:</text:p>
      <text:p text:style-name="P40">All rights … Hands up ! --- Look out! They’re coming back! </text:p>
      <text:p text:style-name="P40">Let’s get out of here ! --- Don’t worry, We’’ll make sure of him next time.</text:p>
      <text:p text:style-name="P40">Come on, Snowy, we must get moving. </text:p>
      <text:p text:style-name="P40">You have some brilliant ideas, Snowy. But don’t let them run away with you !</text:p>
      <text:p text:style-name="P40"><text:soft-page-break/>Hello … Ja… Doctor M<text:span text:style-name="T15">ü</text:span><text:span text:style-name="T13">ler speaking … So, it is you … What ? … Tintin on our trail … Kruziturcken! We shall have to keep our eyes open.</text:span></text:p>
      <text:p text:style-name="P36">Page <text:s/>9:</text:p>
      <text:p text:style-name="P41">Hello, the wrekage of the plane that crashed last night. Come on, let’s have a look.</text:p>
      <text:p text:style-name="P41">What a mess. What happened to the pilot ? - Don’t khnow, sir. We found this lot this morning. No sign of the crew. They must have baled out when they ran into trouble.</text:p>
      <text:p text:style-name="P41">It’s the plane I saw yesterday. Definitely. But I shan’t learn much from this pile of scrap – metal. --- Snowy! --- Snowy’s on to something !</text:p>
      <text:p text:style-name="P41">He’s picked up a scent; it must be the crew.</text:p>
      <text:p text:style-name="P42">There isn’t a dog in the world like him. <text:span text:style-name="T16">He can smell out a crook a mile away. </text:span></text:p>
      <text:p text:style-name="P43">Better be on our guard; We must be getting close. </text:p>
      <text:p text:style-name="P43">Careful … Mustn’t take any risks. --- Here we go! He’s found something.</text:p>
      <text:p text:style-name="P37">Page 10:</text:p>
      <text:p text:style-name="P43">Aren’t you ashamed, wasting our time bone-hunting. Here, give it to me. </text:p>
      <text:p text:style-name="P43">I’ve told you dozens of times, you’re not to chew filthy old bones.</text:p>
      <text:p text:style-name="P43">Here, Snowy! Come here at once ! --- WOOAH – WOOAH ! WOOAH !</text:p>
      <text:p text:style-name="P43">Strange … He really does want me to follow him.</text:p>
      <text:p text:style-name="P43"><text:soft-page-break/>I’ll come. But woe betide you if it’s just another bone.</text:p>
      <text:p text:style-name="P43">Flying jackets! Those thugs from the plane must have hidden them.</text:p>
      <text:p text:style-name="P43">Too much to hope, they’d leave anything in the packets.</text:p>
      <text:p text:style-name="P43">Aha! Look there! Some scraps of paper. Something’s been torn up. Perhaps this will give us a lead.</text:p>
      <text:p text:style-name="P43">I’ve always liked puzzles, and this time I’ve got a real one !</text:p>
      <text:p text:style-name="P37">Page 11:</text:p>
      <text:p text:style-name="P43">That’s done it. --- <text:span text:style-name="T17">Eastdown Sussex m</text:span><text:span text:style-name="T18">ü</text:span><text:span text:style-name="T17">ller zf r. 24t 1h.</text:span></text:p>
      <text:p text:style-name="P44">Hmm. Not much help. What on earth it lean? … --- Oh, Snowy, not again !</text:p>
      <text:p text:style-name="P44">… and let that be an end of bones for today! --- OUCH !</text:p>
      <text:p text:style-name="P44">Can’t you look what you’re doing? … Anyway, You’re trespassing; this is private property. - I’m sorry. I didn’t know. I lost my way …</text:p>
      <text:p text:style-name="P44">All right this time. But don’t let me catch you again. Take the river, Cross the bridge, and you’ll see the main road.</text:p>
      <text:p text:style-name="P44">Snowy! Are trying to make a fool of me? --- There’s the road.</text:p>
      <text:p text:style-name="P44">It must be a couple of miles to Eastdown.</text:p>
      <text:p text:style-name="P29">Page 12:</text:p>
      <text:p text:style-name="P46"><text:soft-page-break/>No one about. I’ll take a look around. --- <text:span text:style-name="T19">WOOf WOOF --- WOOF! WOOF!</text:span></text:p>
      <text:p text:style-name="P47">I’m done for! --- <text:span text:style-name="T20">WOOF ! WOOF !</text:span> --- WOOF !! WOOF !! --- WOOF !! WOOF !!</text:p>
      <text:p text:style-name="P47">Snowy! Snowy! He’’l be eaten alive ! -WOOF ! --- WOOOO – OAH ! - GRRR</text:p>
      <text:p text:style-name="P30">page 13:</text:p>
      <text:p text:style-name="P47">Here, Snowy! Come here! --- We must get out. The dog may have raised the alarm.</text:p>
      <text:p text:style-name="P47">YEOW! --- A man – trap ! </text:p>
      <text:p text:style-name="P47"><text:span text:style-name="T20">RRRING</text:span> – Ach so! Someone is caught in trap number nine. Let us take a look. - <text:span text:style-name="T20">!</text:span><text:span text:style-name="T23"> </text:span></text:p>
      <text:p text:style-name="P47">What a pleasant surprise! Tintin <text:span text:style-name="T24">himself, come specially to see me. </text:span><text:span text:style-name="T21">?</text:span></text:p>
      <text:p text:style-name="P48">Release him, Ivan. He won’t run. --- Let the car out. We’re leaving at once.</text:p>
      <text:p text:style-name="P48">It was a mistake to meddle in our affairs. I shall now have to dispose of you. Fortunately, I happen to be a medical superintendent of a private mental institutation: rather a special institution. Not all of my patients are insane when they are admitted …</text:p>
      <text:p text:style-name="P48">… but after eight hours of … special treatment, they are unlikely to recover. Excuse me: I must make a telephone call then I shall be entirely at your service. - I wonder …</text:p>
      <text:p text:style-name="P48">Hello, Horncliffe ? … I have a young patient for you … hghly … er … dangerous. He will require treatment B … You understand? Good ! - … a burning log?</text:p>
      <text:p text:style-name="P48">Got one ... hold it against the rope … - As usual, he seems entirely sane, but … after the treatment … you follow me ?</text:p>
      <text:p text:style-name="P48"><text:soft-page-break/>There ! --- And there! ---<text:span text:style-name="T25">Quick my automatic!</text:span></text:p>
      <text:p text:style-name="P31">Page 14:</text:p>
      <text:p text:style-name="P49">Kruzit<text:span text:style-name="T14">ü</text:span>rcken ! It’s empty! --- Ivan’s gun … and it’s still loaded ! --- Ach, I have him now !</text:p>
      <text:p text:style-name="P31">Page 15:</text:p>
      <text:p text:style-name="P67">FIRE ! FIRE ! <text:span text:style-name="T22">--- Himmel ! That burning log I threw: it set the room alight!</text:span></text:p>
      <text:p text:style-name="P59">Fire ? Is it a real alarm, or just a trick to make me open the door?</text:p>
      <text:p text:style-name="P49">What’s the matter? I feel dead tired … Come on, this is no time to fall asleep .. I simply must …</text:p>
      <text:p text:style-name="P31">page 16:</text:p>
      <text:p text:style-name="P50">Look there! … A fire ! - That’s Dr M<text:span text:style-name="T14">ü</text:span>ller’s place burning! </text:p>
      <text:p text:style-name="P50">Fire crew ready for duty! - Good! --- <text:span text:style-name="T26">Come on, where’s the key?</text:span></text:p>
      <text:p text:style-name="P51">I must have put it somewhere …</text:p>
      <text:p text:style-name="P51">Whatever shall we do? There’s a hole in my pocket. The key must have fallen through as I ran …</text:p>
      <text:p text:style-name="P51">Idiot! Come on, hurry! We’ll have to search …</text:p>
      <text:p text:style-name="P51">There it is! … Just in time; that magpie’s got his eye on it! --- Stop! - Thief! - Drop that key!</text:p>
      <text:p text:style-name="P51"><text:s/><text:span text:style-name="T28">Page 17:</text:span></text:p>
      <text:p text:style-name="P45"><text:soft-page-break/>Got it! --- Open the door, quick! - All right … just a minute … I …</text:p>
      <text:p text:style-name="P32">page 18:</text:p>
      <text:p text:style-name="P52">Goodness gracious! I’ve mixed them ip this isn’t the key to the station!</text:p>
      <text:p text:style-name="P52"><text:span text:style-name="T29">`</text:span>So there you are, Fred. How many times have I told you, that’s the key to my jam cupboard!</text:p>
      <text:p text:style-name="P53">What accused luck! The fir bigade! </text:p>
      <text:p text:style-name="P53">Anyone left inside the house, Doctor? - Fortunately not. We all escaped.</text:p>
      <text:p text:style-name="P53">Wooah! Wooah! They must save Tintin! How can I make them understand? Wooah!</text:p>
      <text:p text:style-name="P53">I must stop them <text:span text:style-name="T30">at all costs, or they’ll find him!</text:span></text:p>
      <text:p text:style-name="P54">They’re busy … now for it … no one will notice me. --- Hey! You cut the hose!</text:p>
      <text:p text:style-name="P54">We’ve had it, chief! <text:span text:style-name="T31">Come on, run! -- It beats me why he cut it …</text:span></text:p>
      <text:p text:style-name="P55">Now don’t you start! What’s the matter ? - Wooah!</text:p>
      <text:p text:style-name="P55">I wonder … He wants something … Godd heavens, there can’t be someone inside? - Wooah!</text:p>
      <text:p text:style-name="P55">I’d <text:span text:style-name="T32">better make quite certain … - Wooah! --- Wooah! --- Why doesn’t he come back?</text:span></text:p>
      <text:p text:style-name="P33">Page 19<text:span text:style-name="T33">:</text:span></text:p>
      <text:p text:style-name="P56">Next morning … - … And what happened to Doctor M<text:span text:style-name="T14">ü</text:span>ller?</text:p>
      <text:p text:style-name="P56"><text:soft-page-break/>I’m afraid my men couldn’t catch him. His car was standing just by the <text:span text:style-name="T35">house. He hopped in with his driver, and they went off at top speed. We hadn’t a chance. A pity. I’d give a lot to know… why were they so anxious to get rid of me? Never mind. Perhaps I’ll find a clue at the house, to put me on their track again … The fire can’t have destroyed everything …</text:span></text:p>
      <text:p text:style-name="P57">You’re not getting out of bed ? - Of course. I fell absolutely all right.</text:p>
      <text:p text:style-name="P57">Heavens! There isn’t much left of Dr. M<text:span text:style-name="T14">ü</text:span>ller’s <text:span text:style-name="T36">house: it’s gutted.</text:span></text:p>
      <text:p text:style-name="P58">I shan’t find anything useful here … --- Electric cables. What can they be for?</text:p>
      <text:p text:style-name="P58">They seem to go on … --- How odd. Where on earth can they lead?</text:p>
      <text:p text:style-name="P34">Page 20:</text:p>
      <text:p text:style-name="P39"><text:span text:style-name="T33">CRACK ? </text:span><text:span text:style-name="T34">--- A red beacon. I don’t understand …</text:span></text:p>
      <text:p text:style-name="P60">That isn’t all. The wires continue along here. - I say, Tintin, are you going to do this all day?</text:p>
      <text:p text:style-name="P60">There’s another light here, too. --- And now a third one …</text:p>
      <text:p text:style-name="P61">The three trees are connected in a triangle … --- <text:span text:style-name="T20"><text:s/>GOT IT!</text:span> </text:p>
      <text:p text:style-name="P61">These are instructions to the pilot in that plane. 3 f.r.<text:span text:style-name="T37">△</text:span><text:span text:style-name="T38"> means three flares, red, in a triangle. A signal!</text:span></text:p>
      <text:p text:style-name="P65">Meanwhile … - And the worst of it is, another plane is due to deliver tonight. If the lights are <text:s/>not on he will go back without dropping his load. And I am running short of money …</text:p>
      <text:p text:style-name="P62"><text:soft-page-break/><text:span text:style-name="T38">We must </text:span><text:span text:style-name="T39">return, Ivan. This is the plan. We enter the grounds after dark and light the beacons; the plane drops its load, which we put into the car. By tomorrow morning we can be out of the country. What do you think? - Good idea, chief.</text:span></text:p>
      <text:p text:style-name="P66">That night --- Himmel! The cables have been pulled up. Someone has discovered our installation. - Look over there, chief. The beacons are alight!</text:p>
      <text:p text:style-name="P38">page 21</text:p>
      <text:p text:style-name="P63">Someone else is waiting for the plane! … If they drop the load now we are finished! … We have got to stop them. We must put out those lights. Here, help me to cut the wires.</text:p>
      <text:p text:style-name="P64">But … but the chief … the lights are still burning! --- I wonder if they’ll come tonight.</text:p>
      <text:p text:style-name="P68"><text:span text:style-name="T20">RRRRRR</text:span> --- O.K. to drop. I can see the lights. <text:s/>--- Too late! There is the plane.</text:p>
      <text:p text:style-name="P68">One out! --- Great snakes – they’ve dropped something! --- Let’s see ! </text:p>
      <text:p text:style-name="P68">Tintin, confound him ! --- Two away! --- <text:span text:style-name="T20">THUMP</text:span> </text:p>
      <text:p text:style-name="P68">That fell quite close. It should be easier to spot than the first one.</text:p>
      <text:p text:style-name="P68">I wonder I’m going to find!</text:p>
      <text:p text:style-name="P68"><text:span text:style-name="T27">Page 22:</text:span></text:p>
      <text:p text:style-name="P68">Last one --- <text:span text:style-name="T20"><text:s/>! ?</text:span> --- Ivan! --- Stop! --- Stop! .. Stop, or I’ll fire!</text:p>
      <text:p text:style-name="P68">He must think I’m daft! … He hasn’t a hope of hitting me in the dark.</text:p>
      <text:p text:style-name="P68">I’m warning you! --- <text:span text:style-name="T20">BANG</text:span> --- <text:span text:style-name="T20">! ? </text:span>--- Don’t shoot! … I give in … I don’t want to die !</text:p>
      <text:p text:style-name="P70"><text:soft-page-break/>Page 23:</text:p>
      <text:p text:style-name="P69">Can</text:p>
      <text:p text:style-name="P55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1" svg:font-family="Chilanka"/>
    <style:font-face style:name="IRRoya1" svg:font-family="IRRoya"/>
    <style:font-face style:name="Latin Modern Math" svg:font-family="'Latin Modern Math'"/>
    <style:font-face style:name="DejaVu Sans2" svg:font-family="'DejaVu Sans'" style:font-family-generic="swiss"/>
    <style:font-face style:name="Chilanka" svg:font-family="Chilanka" style:font-pitch="variable"/>
    <style:font-face style:name="DejaVu Sans1" svg:font-family="'DejaVu Sans'" style:font-pitch="variable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2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1T01:57:08.029145130</meta:creation-date>
    <dc:date>2023-03-28T14:08:12.980353770</dc:date>
    <meta:editing-duration>PT4H24M13S</meta:editing-duration>
    <meta:editing-cycles>28</meta:editing-cycles>
    <meta:generator>LibreOffice/6.4.7.2$Linux_X86_64 LibreOffice_project/40$Build-2</meta:generator>
    <dc:creator>saeed sarkarati</dc:creator>
    <meta:document-statistic meta:table-count="0" meta:image-count="0" meta:object-count="0" meta:page-count="14" meta:paragraph-count="181" meta:word-count="2664" meta:character-count="12934" meta:non-whitespace-character-count="10413"/>
  </office:meta>
</office:document-meta>
</file>